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a1" style:family="table">
      <style:table-properties style:width="18.591cm" table:align="margins"/>
    </style:style>
    <style:style style:name="Tabla1.A" style:family="table-column">
      <style:table-column-properties style:column-width="18.591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808080" style:font-name="Nimbus Sans L" fo:font-size="8pt" style:font-size-asian="8pt" style:font-size-complex="8pt"/>
    </style:style>
    <style:style style:name="P2" style:family="paragraph" style:parent-style-name="Standard">
      <style:paragraph-properties fo:text-align="justify" style:justify-single-word="false"/>
      <style:text-properties style:use-window-font-color="true" style:font-name="FreeSans" fo:font-size="12pt" fo:font-style="italic" fo:font-weight="normal" fo:background-color="transparent" style:font-size-asian="10.5pt" style:font-style-asian="italic" style:font-weight-asian="normal" style:font-size-complex="12pt" style:font-style-complex="italic" style:font-weight-complex="normal"/>
    </style:style>
    <style:style style:name="P3" style:family="paragraph" style:parent-style-name="Standard">
      <style:paragraph-properties fo:text-align="justify" style:justify-single-word="false"/>
      <style:text-properties fo:color="#ff0000" style:text-line-through-style="solid" style:font-name="FreeSans" fo:font-size="12pt" fo:font-style="italic" fo:font-weight="normal" fo:background-color="transparent" style:font-size-asian="12pt" style:font-style-asian="italic" style:font-weight-asian="normal" style:font-size-complex="12pt" style:font-style-complex="italic" style:font-weight-complex="normal"/>
    </style:style>
    <style:style style:name="P4" style:family="paragraph" style:parent-style-name="Standard" style:list-style-name="L2">
      <style:paragraph-properties fo:text-align="justify" style:justify-single-word="false"/>
      <style:text-properties style:use-window-font-color="true" style:text-line-through-style="solid" style:font-name="FreeSans" fo:font-size="12pt" fo:font-style="italic" fo:font-weight="normal" fo:background-color="transparent" style:font-size-asian="12pt" style:font-style-asian="italic" style:font-weight-asian="normal" style:font-size-complex="12pt" style:font-style-complex="italic" style:font-weight-complex="normal"/>
    </style:style>
    <style:style style:name="P5" style:family="paragraph" style:parent-style-name="Standard">
      <style:paragraph-properties fo:text-align="justify" style:justify-single-word="false"/>
      <style:text-properties style:use-window-font-color="true" style:font-name="FreeSans" fo:font-size="12pt" fo:font-style="italic" fo:font-weight="normal" fo:background-color="transparent" style:font-size-asian="10.5pt" style:font-style-asian="italic" style:font-weight-asian="normal" style:font-size-complex="12pt" style:font-style-complex="italic" style:font-weight-complex="normal"/>
    </style:style>
    <style:style style:name="P6" style:family="paragraph" style:parent-style-name="Standard" style:list-style-name="L2">
      <style:paragraph-properties fo:text-align="justify" style:justify-single-word="false"/>
      <style:text-properties style:use-window-font-color="true" style:font-name="FreeSans" fo:font-size="12pt" fo:font-style="italic" fo:font-weight="normal" fo:background-color="transparent" style:font-size-asian="10.5pt" style:font-style-asian="italic" style:font-weight-asian="normal" style:font-size-complex="12pt" style:font-style-complex="italic" style:font-weight-complex="normal"/>
    </style:style>
    <style:style style:name="P7" style:family="paragraph" style:parent-style-name="Standard" style:list-style-name="L3">
      <style:paragraph-properties fo:text-align="justify" style:justify-single-word="false"/>
      <style:text-properties style:use-window-font-color="true" style:font-name="FreeSans" fo:font-size="12pt" fo:font-style="italic" fo:font-weight="normal" fo:background-color="transparent"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style:use-window-font-color="true" style:font-name="FreeSans" fo:font-size="12pt" fo:font-style="italic" fo:font-weight="normal" fo:background-color="transparent" style:font-size-asian="12pt" style:font-style-asian="italic" style:font-weight-asian="normal" style:font-size-complex="12pt" style:font-style-complex="italic" style:font-weight-complex="normal"/>
    </style:style>
    <style:style style:name="P9" style:family="paragraph" style:parent-style-name="Standard" style:list-style-name="L2">
      <style:paragraph-properties fo:text-align="justify" style:justify-single-word="false"/>
      <style:text-properties style:use-window-font-color="true" style:font-name="FreeSans" fo:font-size="12pt" fo:font-style="italic" fo:font-weight="bold" fo:background-color="transparent" style:font-size-asian="10.5pt" style:font-style-asian="italic" style:font-weight-asian="bold" style:font-size-complex="12pt" style:font-style-complex="italic" style:font-weight-complex="bold"/>
    </style:style>
    <style:style style:name="P10" style:family="paragraph" style:parent-style-name="Standard">
      <style:paragraph-properties fo:text-align="center" style:justify-single-word="false"/>
      <style:text-properties style:use-window-font-color="true" style:font-name="FreeSans" fo:font-size="12pt" fo:font-style="italic" fo:font-weight="bold" fo:background-color="transparent" style:font-size-asian="10.5pt" style:font-style-asian="italic" style:font-weight-asian="bold" style:font-size-complex="12pt" style:font-style-complex="italic" style:font-weight-complex="bold"/>
    </style:style>
    <style:style style:name="P11" style:family="paragraph" style:parent-style-name="Standard">
      <style:paragraph-properties fo:text-align="justify" style:justify-single-word="false"/>
      <style:text-properties style:use-window-font-color="true" style:font-name="FreeSans" fo:font-size="9pt" fo:font-style="italic" fo:font-weight="bold" fo:background-color="transparent" style:font-size-asian="9pt" style:font-style-asian="italic" style:font-weight-asian="bold" style:font-size-complex="9pt" style:font-style-complex="italic" style:font-weight-complex="bold"/>
    </style:style>
    <style:style style:name="P12" style:family="paragraph" style:parent-style-name="Standard">
      <style:paragraph-properties fo:text-align="justify" style:justify-single-word="false"/>
      <style:text-properties style:use-window-font-color="true" style:font-name="FreeSans" fo:font-size="9pt" fo:font-style="italic" fo:font-weight="bold" fo:background-color="transparent" style:font-size-asian="7.84999990463257pt" style:font-style-asian="italic" style:font-weight-asian="bold" style:font-size-complex="9pt" style:font-style-complex="italic" style:font-weight-complex="bold"/>
    </style:style>
    <style:style style:name="P13" style:family="paragraph" style:parent-style-name="Standard">
      <style:paragraph-properties fo:text-align="justify" style:justify-single-word="false"/>
      <style:text-properties style:use-window-font-color="true" style:font-name="FreeSans" fo:font-size="9pt" fo:font-style="italic" fo:font-weight="normal" fo:background-color="transparent" style:font-size-asian="9pt" style:font-style-asian="italic" style:font-weight-asian="normal" style:font-size-complex="9pt" style:font-style-complex="italic" style:font-weight-complex="normal"/>
    </style:style>
    <style:style style:name="P14" style:family="paragraph" style:parent-style-name="Standard">
      <style:paragraph-properties fo:text-align="justify" style:justify-single-word="false"/>
      <style:text-properties fo:color="#ff0000" style:font-name="FreeSans" fo:font-size="12pt" fo:font-style="italic" fo:font-weight="normal" fo:background-color="transparent" style:font-size-asian="10.5pt" style:font-style-asian="italic" style:font-weight-asian="normal" style:font-size-complex="12pt" style:font-style-complex="italic" style:font-weight-complex="normal"/>
    </style:style>
    <style:style style:name="P15" style:family="paragraph" style:parent-style-name="Standard" style:list-style-name="L1">
      <style:paragraph-properties fo:text-align="justify" style:justify-single-word="false"/>
      <style:text-properties fo:background-color="transparent"/>
    </style:style>
    <style:style style:name="P16" style:family="paragraph" style:parent-style-name="Standard" style:list-style-name="L2">
      <style:paragraph-properties fo:margin-left="2.501cm" fo:margin-right="0cm" fo:text-align="justify" style:justify-single-word="false" fo:text-indent="-0.635cm" style:auto-text-indent="false"/>
      <style:text-properties style:use-window-font-color="true" style:font-name="FreeSans" fo:font-size="12pt" fo:font-style="italic" fo:font-weight="normal" fo:background-color="transparent" style:font-size-asian="10.5pt" style:font-style-asian="italic" style:font-weight-asian="normal" style:font-size-complex="12pt" style:font-style-complex="italic" style:font-weight-complex="normal"/>
    </style:style>
    <style:style style:name="T1" style:family="text">
      <style:text-properties fo:background-color="#ffff00"/>
    </style:style>
    <style:style style:name="T2" style:family="text">
      <style:text-properties style:use-window-font-color="true" style:font-name="FreeSans" fo:font-size="12pt" fo:font-style="italic" fo:font-weight="normal" fo:background-color="transparent" style:font-size-asian="10.5pt" style:font-style-asian="italic" style:font-weight-asian="normal" style:font-size-complex="12pt" style:font-style-complex="italic" style:font-weight-complex="normal"/>
    </style:style>
    <style:style style:name="T3" style:family="text">
      <style:text-properties style:use-window-font-color="true" style:font-name="FreeSans" fo:font-size="12pt" fo:font-style="italic" fo:font-weight="normal" style:font-size-asian="10.5pt" style:font-style-asian="italic" style:font-weight-asian="normal" style:font-size-complex="12pt" style:font-style-complex="italic" style:font-weight-complex="normal"/>
    </style:style>
    <style:style style:name="T4" style:family="text">
      <style:text-properties style:use-window-font-color="true" style:font-name="FreeSans" fo:font-size="12pt" fo:font-style="italic" fo:font-weight="bold" fo:background-color="transparent" style:font-size-asian="10.5pt" style:font-style-asian="italic" style:font-weight-asian="bold" style:font-size-complex="12pt" style:font-style-complex="italic" style:font-weight-complex="bold"/>
    </style:style>
    <style:style style:name="T5" style:family="text">
      <style:text-properties style:use-window-font-color="true" style:font-name="FreeSans" fo:font-size="12pt" fo:font-style="italic" fo:font-weight="bold" style:font-size-asian="10.5pt" style:font-style-asian="italic" style:font-weight-asian="bold" style:font-size-complex="12pt" style:font-style-complex="italic" style:font-weight-complex="bold"/>
    </style:style>
    <style:style style:name="T6" style:family="text">
      <style:text-properties style:text-line-through-style="solid"/>
    </style:style>
    <style:style style:name="T7" style:family="text">
      <style:text-properties fo:color="#ff0000"/>
    </style:style>
    <style:style style:name="T8" style:family="text">
      <style:text-properties fo:color="#ff0000" style:text-line-through-style="solid" fo:background-color="transparent"/>
    </style:style>
    <style:style style:name="T9" style:family="text">
      <style:text-properties fo:color="#ff0000" style:text-line-through-style="none" fo:background-color="transparent"/>
    </style:style>
    <style:style style:name="T10"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11">1.- Nombre del Proyecto</text:p>
            <text:p text:style-name="P11"/>
            <text:p text:style-name="P10">Construcción del Sistema Integrado de Gestión Gubernamental</text:p>
            <text:p text:style-name="P10"/>
          </table:table-cell>
        </table:table-row>
        <table:table-row>
          <table:table-cell table:style-name="Tabla1.A2" office:value-type="string">
            <text:p text:style-name="P11">2.- Planteamiento del Problema</text:p>
            <text:p text:style-name="P11"/>
            <text:p text:style-name="P2">La Administración Pública Venezolana, hasta el año 2.008 (IV Censo Económico) posee más de 30.000 instituciones que carecen de un Sistema Integral e Integrado que permita llevar todos sus procesos de forma eficiente con capacidades de Seguimiento y Control e Interoperabilidad.</text:p>
            <text:p text:style-name="P2"/>
            <text:p text:style-name="P2">Actualmente la gestión de información se da en un ambiente heterogéneo y entrópico, donde el intercambio y consolidación sectorial, regional y <text:s/>nacional de la información se hace manualmente, tornándose casi imposible la toma de decisiones pertinentes y oportunas, al no poder basarse en indicadores confiables, y sumando a este trágico cuadro: la enorme pérdida de esfuerzo laboral y de tiempo, que es irónicamente: primordial poderlo invertir en tareas sustantivas para la revolución.</text:p>
            <text:p text:style-name="P2"/>
            <text:p text:style-name="P2">Sin embargo, ante estas debilidades y amenazas, disponemos hoy, como producto del trabajo sostenido de más de una década por los colectivos activistas de tecnologías libres de la patria, en sinergia con nuestro gobierno bolivariano, de un conjunto de fortalezas y oportunidades inéditas:</text:p>
            <text:p text:style-name="P2"/>
            <text:list xml:id="list16920472881" text:style-name="L1">
              <text:list-item>
                <text:p text:style-name="P15"><text:span text:style-name="T3">un marco </text:span><text:span text:style-name="T5">estratégico</text:span><text:span text:style-name="T3"> constituido fundamentalmente por el reconocimiento de la tecnología como recurso ineludible para el logro de la Soberania Nacional y de la máxima suma de felicidad posible, tal como se estipula en el 1.5.3 del Plan de la Patria, que procura el desarrollo tecnológico nacional, ordenado la construcción de programas informáticos libres,</text:span></text:p>
              </text:list-item>
              <text:list-item>
                <text:p text:style-name="P15"><text:span text:style-name="T3">un marco </text:span><text:span text:style-name="T5">jurídico</text:span><text:span text:style-name="T3"> (Ley Orgánica de Ciencia y Tecnología, Ley de InfoGobierno, Ley de Firmas y Certificados Electrónicos, Ley de Simplificación de Trámites Administrativos, entre otros instrumentos legales) que proveen la base de derechos y deberes, de atribuciones y responsabilidades para operativizar las estrategias, y solucionar las necesidades de estado,</text:span></text:p>
              </text:list-item>
              <text:list-item>
                <text:p text:style-name="P15"><text:span text:style-name="T3">un marco </text:span><text:span text:style-name="T5">técnico</text:span><text:span text:style-name="T3"> de aplicaciones y herramientas informáticas libres, con las funcionalidades y potencialidades necesarias para garantizar el desarrollo colaborativo, sostenido y sustentable de los programas de gestión que nuestro estado necesita,</text:span></text:p>
              </text:list-item>
              <text:list-item>
                <text:p text:style-name="P15"><text:span text:style-name="T3">un marco </text:span><text:span text:style-name="T5">socio-político</text:span><text:span text:style-name="T3"> de capacidades y voluntades encarnadas por actores decisores dentro del poder público, y por actores tecnopolíticos desde las distintas orgánicas que constituyen el ecosistema tecnológico nacional, concienciados en materia de Soberanía.</text:span></text:p>
              </text:list-item>
            </text:list>
            <text:p text:style-name="P2"/>
          </table:table-cell>
        </table:table-row>
        <table:table-row>
          <table:table-cell table:style-name="Tabla1.A2" office:value-type="string">
            <text:p text:style-name="P11">3.- Objetivo(s) del Proyecto</text:p>
            <text:p text:style-name="P11"/>
            <text:p text:style-name="P8">(Versión 1)</text:p>
            <text:p text:style-name="P8">Desarrollar el Sistema Integrado e Integral de la Administración Pública (Poder Ejecutivo), en sus tres niveles (nacional, estadal, municipal) que permita la gestión de todos sus procesos transversales, comunes y medulares, incorporando las funcionalidades necesarias para el seguimiento y control (de las Metas: Física, <text:soft-page-break/>Presupuestaria y Financiera), en pro de contribuir con el aumento de la eficacia de gobierno, la implementación del Gobierno Electrónico, la creación nacional de Tecnologías Libres y pertinentes acordes con nuestro modelo de desarrollo social, y la toma de decisiones oportunas para el desarrollo nacional, potenciando las capacidades de Contraloría Social y la participación protagónica, constructiva y productiva del Poder Popular.</text:p>
            <text:p text:style-name="P14"/>
          </table:table-cell>
        </table:table-row>
        <table:table-row>
          <table:table-cell table:style-name="Tabla1.A2" office:value-type="string">
            <text:p text:style-name="P11">4.- Productos</text:p>
            <text:p text:style-name="P11"/>
            <text:list xml:id="list846720435" text:style-name="L2">
              <text:list-item>
                <text:p text:style-name="P6">Evento Anual de alcance nacional y regional (Cayapa ERP Libre Venezolano).</text:p>
              </text:list-item>
              <text:list-item>
                <text:p text:style-name="P6">Plan Inter-Institucional de Migración a ERP Libres consensuado por actores nacionales.</text:p>
              </text:list-item>
              <text:list-item>
                <text:p text:style-name="P6">Plataforma Formativa en Línea (como parte de la Escuela de Formación de Cuatros TP).</text:p>
              </text:list-item>
              <text:list-item>
                <text:p text:style-name="P6">Sistema ERP Integrado e Integral con módulos para la gestión de:</text:p>
                <text:list>
                  <text:list-item>
                    <text:p text:style-name="P6">Planificación, Presupuesto, Recursos Humanos, Tesorería, Contabilidad, Almacén, entre otros procesos medulares comunes en la Administración Pública.</text:p>
                  </text:list-item>
                </text:list>
              </text:list-item>
              <text:list-item>
                <text:p text:style-name="P6">Red de Desarrolladores (Funcionarios) del Estado para el ERP Nacional.</text:p>
              </text:list-item>
              <text:list-item>
                <text:p text:style-name="P6">Ecosistema Comunitario Productivo de Desarrolladores <text:span text:style-name="T6">Independientes.</text:span></text:p>
              </text:list-item>
            </text:list>
            <text:p text:style-name="P2"/>
          </table:table-cell>
        </table:table-row>
        <table:table-row>
          <table:table-cell table:style-name="Tabla1.A2" office:value-type="string">
            <text:p text:style-name="P11">5.- Fases y Alcances</text:p>
            <text:p text:style-name="P12"/>
            <text:list xml:id="list1390872357" text:continue-numbering="true" text:style-name="L2">
              <text:list-item>
                <text:p text:style-name="P6">Formación a las Comunidades de Tecnologías Libres en el Desarrollo del ERP.</text:p>
              </text:list-item>
              <text:list-item>
                <text:p text:style-name="P6">Encuentro Nacional (Cayapa) Integradora de los Esfuerzos Institucionales y Comunitarios.</text:p>
              </text:list-item>
              <text:list-item>
                <text:p text:style-name="P6">Elaboración del Plan Inter-Institucional de Migración a ERP Libre (Poder Ejecutivo).</text:p>
              </text:list-item>
              <text:list-item>
                <text:p text:style-name="P6">Desarrollo del Módulo de Planificación.</text:p>
              </text:list-item>
              <text:list-item>
                <text:p text:style-name="P6">Desarrollo del Módulo de Presupuesto.</text:p>
              </text:list-item>
              <text:list-item>
                <text:p text:style-name="P6">Desarrollo del Módulo de Contabilidad.</text:p>
              </text:list-item>
              <text:list-item>
                <text:p text:style-name="P6">Desarrollo del Módulo de Tesorería.</text:p>
              </text:list-item>
              <text:list-item>
                <text:p text:style-name="P6">Desarrollo del Módulo de Talento Humano.</text:p>
              </text:list-item>
              <text:list-item>
                <text:p text:style-name="P6">Desarrollo Colaborativo de Módulo Particulares.</text:p>
              </text:list-item>
              <text:list-item>
                <text:p text:style-name="P6">Formación Nacional para el Despliegue.</text:p>
              </text:list-item>
            </text:list>
            <text:p text:style-name="P14"/>
          </table:table-cell>
        </table:table-row>
        <table:table-row>
          <table:table-cell table:style-name="Tabla1.A2" office:value-type="string">
            <text:p text:style-name="P11">6.- Duración</text:p>
            <text:p text:style-name="P11"/>
            <text:p text:style-name="P2">Dado su caracter estratégico en procura de aportes sustantivos para la obtención de la máxima eficacia posible en la Gestión de Gobierno, el proyecto “Sistema Integrado de Gestión Gubernamental”, se perfila como un proyecto interanual, de cara al cual, en su primera Fase que contempla principalmente la construcción de los módulos arriba indicados, se estima abordar varias sub-fases en dieciséis (16) meses: Septiembre 2015 a Diciembre 2016.</text:p>
            <text:p text:style-name="P14"/>
          </table:table-cell>
        </table:table-row>
        <table:table-row>
          <table:table-cell table:style-name="Tabla1.A2" office:value-type="string">
            <text:p text:style-name="P11">7.- Beneficiarios</text:p>
            <text:p text:style-name="P11"/>
            <text:list xml:id="list1848074219" text:continue-numbering="true" text:style-name="L2">
              <text:list-item>
                <text:p text:style-name="P9"><text:soft-page-break/>Poder Público:</text:p>
              </text:list-item>
              <text:list-item>
                <text:p text:style-name="P16">Más de 30.000 Instituciones Públicas (usuarias del ERP Libre Venezolano).</text:p>
              </text:list-item>
              <text:list-item>
                <text:p text:style-name="P16">Instituciones del Sector Educativo Universitario (Planes de Formación en ERP Libre).</text:p>
              </text:list-item>
              <text:list-item>
                <text:p text:style-name="P16">Instituciones de los otros 4 poderes públicos, que tengan a bien sumarse a la iniciativa y aprovechar la construcción base del ERL Libre Venezolano.</text:p>
              </text:list-item>
              <text:list-item>
                <text:p text:style-name="P9">Poder Popular:</text:p>
              </text:list-item>
              <text:list-item>
                <text:p text:style-name="P16">Colectivos Tecnológicos y Activistas de Tecnologías Libres de la Nación.</text:p>
              </text:list-item>
              <text:list-item>
                <text:p text:style-name="P16">Unidades Productivas (posibles constructores y prestatarios de servicios).</text:p>
              </text:list-item>
              <text:list-item>
                <text:p text:style-name="P16">Estudiantes y Profesionales de Ejercicio Independiente (en su Formación).</text:p>
              </text:list-item>
              <text:list-item>
                <text:p text:style-name="P16">Población en General (en Simplificación de sus trámites de cara al Estado).</text:p>
              </text:list-item>
              <text:list-item>
                <text:p text:style-name="P16">Población en General (en sus medios para ejercer la Contraloría Social).</text:p>
              </text:list-item>
            </text:list>
            <text:p text:style-name="P14"/>
          </table:table-cell>
        </table:table-row>
        <table:table-row>
          <table:table-cell table:style-name="Tabla1.A2" office:value-type="string">
            <text:p text:style-name="P13">8.- Recursos</text:p>
            <text:p text:style-name="P13"/>
            <text:list xml:id="list1973269073" text:continue-numbering="true" text:style-name="L2">
              <text:list-item>
                <text:p text:style-name="P6">Personal especializado en las áreas administrativas a atender (Planificación, Nómina, otros) que actuarían como co-desarroladores y asesores junto a los programadores.</text:p>
              </text:list-item>
              <text:list-item>
                <text:p text:style-name="P6">Plataforma de Publicación de Necesidades y Ofertas de Servicios.</text:p>
              </text:list-item>
              <text:list-item>
                <text:p text:style-name="P6">Espacios Físicos para la formación.</text:p>
              </text:list-item>
              <text:list-item>
                <text:p text:style-name="P6">Recurso Financiero para abordar los procesos de construcción del plan.</text:p>
              </text:list-item>
              <text:list-item>
                <text:p text:style-name="P6">Recurso Financiero para abordar los procesos de formación.</text:p>
              </text:list-item>
              <text:list-item>
                <text:p text:style-name="P6">Recurso Financiero para cubrir el desarrollo de los módulos estratégicos.</text:p>
              </text:list-item>
            </text:list>
            <text:p text:style-name="P2"/>
          </table:table-cell>
        </table:table-row>
        <table:table-row>
          <table:table-cell table:style-name="Tabla1.A2" office:value-type="string">
            <text:p text:style-name="P11">9.- Impacto Esperado</text:p>
            <text:p text:style-name="P14"/>
            <text:list xml:id="list195767383" text:style-name="L3">
              <text:list-item>
                <text:p text:style-name="P7">Reemplazar <text:span text:style-name="T7">NNN </text:span><text:span text:style-name="T10">Programas </text:span>Informáticos Importados (de Software Privativo), identificados estratégicamente (CONATI) como recursos de necesidad para la Gestión Gubernamental.</text:p>
              </text:list-item>
              <text:list-item>
                <text:p text:style-name="P7">Lograr el soporte informático de <text:span text:style-name="T7">NNN </text:span><text:span text:style-name="T10">Procesos </text:span>Administrativos dentro de las instituciones de Estado, identificados como operaciones comunes de la Gestión Gubernamental.</text:p>
              </text:list-item>
              <text:list-item>
                <text:p text:style-name="P7">Lograr la automatización de <text:span text:style-name="T7">NNN </text:span><text:span text:style-name="T10">Servicios de Interoperabilidad </text:span>entre las instituciones de Estado, identificados estratégicamente para potenciar el Gobierno Electrónico.</text:p>
              </text:list-item>
              <text:list-item>
                <text:p text:style-name="P7">Lograr el soporte informático de <text:span text:style-name="T7">NNN </text:span><text:span text:style-name="T10">Trámites </text:span>Administrativos Internos de las instituciones de Estado, identificados estratégicamente en los Planes nacionales para su Simplificación.</text:p>
              </text:list-item>
              <text:list-item>
                <text:p text:style-name="P7">Contribuir cuantitativa y cualitativamente al fortalecimiento de la industria nacional de Software mediante la constitución de <text:span text:style-name="T7">NNN</text:span> <text:span text:style-name="T10">Unidades de Producción</text:span> del ERP Libre.</text:p>
              </text:list-item>
              <text:list-item>
                <text:p text:style-name="P7">Lograr la exportación de la <text:span text:style-name="T10">Iniciativa </text:span>con <text:span text:style-name="T7">NNN </text:span>naciones, su posible reconocimiento ante organizaciones <text:span text:style-name="T7">NNN </text:span>mundiales (CEPAL, ONU, otros), en el marco de acuerdos y espacios de influencia geopolítica en nuestra América (CELAC, ALBA, MercoSur y UNASUR).</text:p>
              </text:list-item>
              <text:list-item>
                <text:p text:style-name="P7"><text:soft-page-break/>Contribuir con la transformación del Ecosistema Educativo Nacional, incorporando <text:span text:style-name="T7">NNN </text:span>Iniciativas <text:span text:style-name="T10">Formativas y Productivas</text:span> con TL, en Escuelas, Liceos y Universidades.</text:p>
              </text:list-item>
              <text:list-item>
                <text:p text:style-name="P7">Posicionar el Conocimiento Libre y la Tecnología Libre como componente fundamental para la construcción de una Sociedad Libre con <text:span text:style-name="T7">NNN </text:span>iniciativas <text:span text:style-name="T10">Mediáticas-Formativas</text:span>.</text:p>
              </text:list-item>
              <text:list-item>
                <text:p text:style-name="P7">Iniciar el desarrollo, investigación e innovación, con Software Libre, de <text:span text:style-name="T7">NNN</text:span> <text:span text:style-name="T10">Proyectos Estratégicos </text:span>para su producción en las fases posteriores del proyecto (2016-2017).</text:p>
              </text:list-item>
            </text:list>
            <text:p text:style-name="P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font-name="Nimbus Sans L" fo:font-size="8pt" style:font-size-asian="8pt" style:font-size-complex="8pt"/>
    </style:style>
    <style:page-layout style:name="Mpm1">
      <style:page-layout-properties fo:page-width="21.59cm" fo:page-height="27.94cm" style:num-format="1" style:print-orientation="portrait" fo:margin-top="1cm" fo:margin-bottom="1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shadow="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jercito Revolucionario de Liberación Tecnológica</text:p>
      </style:header>
      <style:footer>
        <text:p text:style-name="MP1">Propuestas del ERLT ante la Vice Presidencia de Planificación y Conocimiento de la RBV</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1T17:47:55</meta:creation-date>
    <dc:date>2015-08-15T10:38:53</dc:date>
    <meta:editing-duration>P1DT2H13M35S</meta:editing-duration>
    <meta:editing-cycles>101</meta:editing-cycles>
    <meta:generator>LibreOffice/3.5$Linux_X86_64 LibreOffice_project/350m1$Build-2</meta:generator>
    <dc:creator>Victor Inojosa</dc:creator>
    <meta:document-statistic meta:table-count="1" meta:image-count="0" meta:object-count="0" meta:page-count="4" meta:paragraph-count="64" meta:word-count="1119" meta:character-count="7787" meta:non-whitespace-character-count="6777"/>
    <meta:user-defined meta:name="Información 1"/>
    <meta:user-defined meta:name="Información 2"/>
    <meta:user-defined meta:name="Información 3"/>
    <meta:user-defined meta:name="Información 4"/>
  </office:meta>
</office:document-meta>
</file>